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6D10F4EF92F9599B.png" manifest:media-type="image/png"/>
  <manifest:file-entry manifest:full-path="Pictures/100002010000020000000200744221F6F48ECC82.png" manifest:media-type="image/png"/>
  <manifest:file-entry manifest:full-path="Pictures/100002010000018000000250E9508BDA5B92671F.png" manifest:media-type="image/png"/>
  <manifest:file-entry manifest:full-path="Pictures/100002010000096000000D42BCA01E934CBB97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32cm, 0cm, 6.22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61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62cm" fo:min-width="2.061cm" fo:wrap-option="no-wrap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9cm" fo:min-width="2.963cm" fo:wrap-option="no-wrap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2cm" fo:min-width="2.061cm" fo:wrap-option="no-wrap"/>
      <style:paragraph-properties style:writing-mode="lr-tb"/>
    </style:style>
    <style:style style:name="gr1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2cm" fo:min-width="2.061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8pt" style:letter-kerning="true" style:font-name-asian="Noto Sans CJK SC" style:font-size-asian="8pt" style:font-name-complex="FreeSans" style:font-size-complex="8p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7" style:family="paragraph">
      <style:paragraph-properties fo:margin-left="0cm" fo:margin-right="0cm" fo:text-align="center" fo:text-indent="0cm" style:writing-mode="lr-tb"/>
      <style:text-properties style:font-name="Liberation Sans" fo:font-size="8pt" style:letter-kerning="true" style:font-name-asian="Noto Sans CJK SC" style:font-size-asian="8pt" style:font-name-complex="FreeSans" style:font-size-complex="8pt"/>
    </style:style>
    <style:style style:name="P8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38cm" svg:height="3.27cm" svg:x="13.034cm" svg:y="15.974cm">
          <draw:image xlink:href="Pictures/100002010000096000000D42BCA01E934CBB975C.png" xlink:type="simple" xlink:show="embed" xlink:actuate="onLoad" draw:mime-type="image/png">
            <text:p/>
          </draw:image>
        </draw:frame>
        <draw:frame draw:style-name="gr2" draw:text-style-name="P3" draw:layer="layout" svg:width="2.109cm" svg:height="0.61cm" svg:x="10.891cm" svg:y="8.512cm">
          <draw:text-box>
            <text:p text:style-name="P2"><text:span text:style-name="T1">ISP</text:span></text:p>
          </draw:text-box>
        </draw:frame>
        <draw:frame draw:style-name="gr3" draw:text-style-name="P1" draw:layer="layout" svg:width="1.621cm" svg:height="2.401cm" svg:x="22.729cm" svg:y="13.718cm">
          <draw:image xlink:href="Pictures/100002010000018000000250E9508BDA5B92671F.png" xlink:type="simple" xlink:show="embed" xlink:actuate="onLoad" draw:mime-type="image/png">
            <text:p/>
          </draw:image>
        </draw:frame>
        <draw:frame draw:style-name="gr4" draw:text-style-name="P3" draw:layer="layout" svg:width="2.108cm" svg:height="0.952cm" svg:x="22.392cm" svg:y="16.119cm">
          <draw:text-box>
            <text:p text:style-name="P2"><text:span text:style-name="T1">DNS SERVER</text:span></text:p>
          </draw:text-box>
        </draw:frame>
        <draw:frame draw:style-name="gr3" draw:text-style-name="P1" draw:layer="layout" svg:width="1.62cm" svg:height="2.402cm" svg:x="21.073cm" svg:y="8.59cm">
          <draw:image xlink:href="Pictures/100002010000018000000250E9508BDA5B92671F.png" xlink:type="simple" xlink:show="embed" xlink:actuate="onLoad" draw:mime-type="image/png">
            <text:p/>
          </draw:image>
        </draw:frame>
        <draw:frame draw:style-name="gr3" draw:text-style-name="P1" draw:layer="layout" svg:width="3.315cm" svg:height="3.187cm" svg:x="11.4cm" svg:y="8.444cm">
          <draw:image xlink:href="Pictures/100002010000020000000200744221F6F48ECC82.png" xlink:type="simple" xlink:show="embed" xlink:actuate="onLoad" draw:mime-type="image/png">
            <text:p/>
          </draw:image>
        </draw:frame>
        <draw:frame draw:style-name="gr3" draw:text-style-name="P1" draw:layer="layout" svg:width="2.458cm" svg:height="2.364cm" svg:x="18.627cm" svg:y="14.816cm">
          <draw:image xlink:href="Pictures/1000020100000200000002006D10F4EF92F9599B.png" xlink:type="simple" xlink:show="embed" xlink:actuate="onLoad" draw:mime-type="image/png">
            <text:p/>
          </draw:image>
        </draw:frame>
        <draw:frame draw:style-name="gr3" draw:text-style-name="P1" draw:layer="layout" svg:width="2.458cm" svg:height="2.364cm" svg:x="16.219cm" svg:y="9.168cm">
          <draw:image xlink:href="Pictures/1000020100000200000002006D10F4EF92F9599B.png" xlink:type="simple" xlink:show="embed" xlink:actuate="onLoad" draw:mime-type="image/png">
            <text:p/>
          </draw:image>
        </draw:frame>
        <draw:frame draw:style-name="gr3" draw:text-style-name="P1" draw:layer="layout" svg:width="2.457cm" svg:height="2.363cm" svg:x="12.756cm" svg:y="12.644cm">
          <draw:image xlink:href="Pictures/1000020100000200000002006D10F4EF92F9599B.png" xlink:type="simple" xlink:show="embed" xlink:actuate="onLoad" draw:mime-type="image/png">
            <text:p/>
          </draw:image>
        </draw:frame>
        <draw:frame draw:style-name="gr5" draw:text-style-name="P3" draw:layer="layout" svg:width="2.108cm" svg:height="0.611cm" svg:x="13.81cm" svg:y="18.726cm">
          <draw:text-box>
            <text:p text:style-name="P2"><text:span text:style-name="T1">CLIENT</text:span></text:p>
          </draw:text-box>
        </draw:frame>
        <draw:line draw:style-name="gr6" draw:text-style-name="P1" draw:layer="layout" svg:x1="16.972cm" svg:y1="16.988cm" svg:x2="22.242cm" svg:y2="15.395cm">
          <text:p/>
        </draw:line>
        <draw:line draw:style-name="gr7" draw:text-style-name="P1" draw:layer="layout" svg:x1="22.543cm" svg:y1="14.961cm" svg:x2="17.273cm" svg:y2="16.554cm">
          <text:p/>
        </draw:line>
        <draw:line draw:style-name="gr7" draw:text-style-name="P1" draw:layer="layout" svg:x1="15.165cm" svg:y1="16.265cm" svg:x2="13.424cm" svg:y2="11.223cm">
          <text:p/>
        </draw:line>
        <draw:line draw:style-name="gr7" draw:text-style-name="P1" draw:layer="layout" svg:x1="12.906cm" svg:y1="11.196cm" svg:x2="14.595cm" svg:y2="16.255cm">
          <text:p/>
        </draw:line>
        <draw:line draw:style-name="gr7" draw:text-style-name="P1" draw:layer="layout" svg:x1="20.884cm" svg:y1="10.028cm" svg:x2="15.317cm" svg:y2="10.634cm">
          <text:p/>
        </draw:line>
        <draw:line draw:style-name="gr7" draw:text-style-name="P1" draw:layer="layout" svg:x1="14.852cm" svg:y1="10.292cm" svg:x2="20.353cm" svg:y2="9.722cm">
          <text:p/>
        </draw:line>
        <draw:custom-shape draw:style-name="gr8" draw:text-style-name="P5" draw:layer="layout" svg:width="3.011cm" svg:height="1.158cm" svg:x="19.381cm" svg:y="13.079cm">
          <text:p text:style-name="P4">aclccollegesorsogon</text:p>
          <text:p text:style-name="P4">is</text:p>
          <text:p text:style-name="P4">49.146.217.68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195.219123506 34571.1820534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3.463cm" svg:height="1.158cm" svg:x="18.176cm" svg:y="17.424cm">
          <text:p text:style-name="P2"><text:span text:style-name="T2">Who is </text:span></text:p>
          <text:p text:style-name="P6"><text:span text:style-name="T2">aclccollegesorsogon.co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905.08083140878 -7510.612597066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.711cm" svg:height="1.158cm" svg:x="15.014cm" svg:y="12.065cm">
          <text:p text:style-name="P7">Goto</text:p>
          <text:p text:style-name="P4">49.146.217.68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96.46017699115 77417.08369283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1.807cm" svg:height="1.158cm" svg:x="10.75cm" svg:y="12.328cm">
          <text:p text:style-name="P7">Requested</text:p>
          <text:p text:style-name="P7">resource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4897.3451327434 -19363.5893011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2.56cm" svg:height="0.87cm" svg:x="18.014cm" svg:y="8.25cm">
          <text:p text:style-name="P7">Requested</text:p>
          <text:p text:style-name="P7">resource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18.1569699336 43274.397244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2.56cm" svg:height="0.869cm" svg:x="14.563cm" svg:y="8.444cm">
          <text:p text:style-name="P9"><text:span text:style-name="T2">Request from clie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11.01132370168 41809.65517241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draw:layer="layout" svg:width="2.108cm" svg:height="0.952cm" svg:x="20.75cm" svg:y="10.963cm">
          <draw:text-box>
            <text:p text:style-name="P2"><text:span text:style-name="T1">WEB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14:11:58.015863641</meta:creation-date>
    <dc:date>2022-02-11T12:18:36.937004469</dc:date>
    <meta:editing-duration>PT5H44M50S</meta:editing-duration>
    <meta:editing-cycles>8</meta:editing-cycles>
    <meta:generator>LibreOffice/7.0.4.2$Linux_X86_64 LibreOffice_project/00$Build-2</meta:generator>
    <meta:document-statistic meta:object-count="23"/>
  </office:meta>
</office:document-meta>
</file>